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99999"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6pt" style:font-size-asian="16pt" style:font-size-complex="16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16pt" style:font-size-asian="16pt" style:font-size-complex="16pt"/>
    </style:style>
    <style:style style:name="T1" style:family="text">
      <style:text-properties fo:color="#ffffff" fo:font-size="16pt" style:font-size-asian="16pt" style:font-size-complex="16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rect draw:style-name="gr1" draw:text-style-name="P2" draw:id="id3" draw:layer="layout" svg:width="3cm" svg:height="2.5cm" svg:x="12cm" svg:y="9cm">
          <text:p text:style-name="P1"><text:span text:style-name="T1">Terreno 0</text:span></text:p>
        </draw:rect>
        <draw:rect draw:style-name="gr1" draw:text-style-name="P2" draw:layer="layout" svg:width="3cm" svg:height="2.5cm" svg:x="12cm" svg:y="5.5cm">
          <text:p text:style-name="P1"><text:span text:style-name="T1">Terreno 2</text:span></text:p>
        </draw:rect>
        <draw:rect draw:style-name="gr1" draw:text-style-name="P2" draw:id="id1" draw:layer="layout" svg:width="3cm" svg:height="2.5cm" svg:x="16cm" svg:y="5.5cm">
          <text:p text:style-name="P1"><text:span text:style-name="T1">Terreno 3</text:span></text:p>
        </draw:rect>
        <draw:rect draw:style-name="gr2" draw:text-style-name="P2" draw:id="id2" draw:layer="layout" svg:width="3cm" svg:height="2.5cm" svg:x="16cm" svg:y="9cm">
          <text:p text:style-name="P1"><text:span text:style-name="T1">Terreno 5</text:span></text:p>
        </draw:rect>
        <draw:rect draw:style-name="gr1" draw:text-style-name="P2" draw:id="id5" draw:layer="layout" svg:width="3cm" svg:height="2.5cm" svg:x="16cm" svg:y="12.5cm">
          <text:p text:style-name="P1"><text:span text:style-name="T1">Terreno 8</text:span></text:p>
        </draw:rect>
        <draw:rect draw:style-name="gr1" draw:text-style-name="P2" draw:layer="layout" svg:width="3cm" svg:height="2.5cm" svg:x="12cm" svg:y="12.5cm">
          <text:p text:style-name="P1"><text:span text:style-name="T1">Terreno 7</text:span></text:p>
        </draw:rect>
        <draw:rect draw:style-name="gr3" draw:text-style-name="P4" draw:layer="layout" svg:width="3cm" svg:height="2.5cm" svg:x="8cm" svg:y="12.5cm">
          <text:p text:style-name="P3"><text:span text:style-name="T2">Terreno 6</text:span></text:p>
        </draw:rect>
        <draw:rect draw:style-name="gr3" draw:text-style-name="P4" draw:layer="layout" svg:width="3cm" svg:height="2.5cm" svg:x="8cm" svg:y="9cm">
          <text:p text:style-name="P3"><text:span text:style-name="T2">Terreno 4</text:span></text:p>
        </draw:rect>
        <draw:rect draw:style-name="gr3" draw:text-style-name="P4" draw:layer="layout" svg:width="3cm" svg:height="2.5cm" svg:x="8cm" svg:y="5.5cm">
          <text:p text:style-name="P3"><text:span text:style-name="T2">Terreno 1</text:span></text:p>
        </draw:rect>
        <draw:rect draw:style-name="gr1" draw:text-style-name="P2" draw:id="id4" draw:layer="layout" svg:width="3cm" svg:height="2.5cm" svg:x="20cm" svg:y="9cm">
          <text:p text:style-name="P1"><text:span text:style-name="T1">Terreno 9</text:span></text:p>
        </draw:rect>
        <draw:rect draw:style-name="gr1" draw:text-style-name="P2" draw:layer="layout" svg:width="3cm" svg:height="2.5cm" svg:x="20cm" svg:y="5.5cm">
          <text:p text:style-name="P1"><text:span text:style-name="T1">Terreno 8</text:span></text:p>
        </draw:rect>
        <draw:rect draw:style-name="gr1" draw:text-style-name="P2" draw:layer="layout" svg:width="3cm" svg:height="2.5cm" svg:x="20cm" svg:y="12.5cm">
          <text:p text:style-name="P1"><text:span text:style-name="T1">Terreno 10</text:span></text:p>
        </draw:rect>
        <draw:line draw:style-name="gr4" draw:text-style-name="P1" draw:layer="layout" svg:x1="15cm" svg:y1="8cm" svg:x2="16cm" svg:y2="9cm">
          <text:p/>
        </draw:line>
        <draw:line draw:style-name="gr4" draw:text-style-name="P1" draw:layer="layout" svg:x1="15cm" svg:y1="12.5cm" svg:x2="16cm" svg:y2="11.5cm">
          <text:p/>
        </draw:line>
        <draw:line draw:style-name="gr4" draw:text-style-name="P1" draw:layer="layout" svg:x1="20cm" svg:y1="12.5cm" svg:x2="19cm" svg:y2="11.5cm">
          <text:p/>
        </draw:line>
        <draw:line draw:style-name="gr4" draw:text-style-name="P1" draw:layer="layout" svg:x1="20cm" svg:y1="8cm" svg:x2="19cm" svg:y2="9cm">
          <text:p/>
        </draw:line>
        <draw:connector draw:style-name="gr4" draw:text-style-name="P1" draw:layer="layout" draw:type="lines" svg:x1="17.5cm" svg:y1="8cm" svg:x2="17.5cm" svg:y2="9cm" draw:start-shape="id1" draw:start-glue-point="2" draw:end-shape="id2" draw:end-glue-point="0" svg:d="m17500 8000v500 0 500">
          <text:p/>
        </draw:connector>
        <draw:connector draw:style-name="gr4" draw:text-style-name="P1" draw:layer="layout" draw:type="lines" svg:x1="15cm" svg:y1="10.25cm" svg:x2="16cm" svg:y2="10.25cm" draw:start-shape="id3" draw:start-glue-point="1" draw:end-shape="id2" draw:end-glue-point="3" svg:d="m15000 10250h500v0h500">
          <text:p/>
        </draw:connector>
        <draw:connector draw:style-name="gr4" draw:text-style-name="P1" draw:layer="layout" draw:type="lines" svg:x1="20cm" svg:y1="10.25cm" svg:x2="19cm" svg:y2="10.25cm" draw:start-shape="id4" draw:start-glue-point="3" draw:end-shape="id2" draw:end-glue-point="1" svg:d="m20000 10250h-500v0h-500">
          <text:p/>
        </draw:connector>
        <draw:connector draw:style-name="gr4" draw:text-style-name="P1" draw:layer="layout" draw:type="lines" svg:x1="17.5cm" svg:y1="12.5cm" svg:x2="17.5cm" svg:y2="11.5cm" draw:start-shape="id5" draw:start-glue-point="0" draw:end-shape="id2" draw:end-glue-point="2" svg:d="m17500 12500v-500 0-500">
          <text:p/>
        </draw:connecto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1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1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. ..</meta:initial-creator>
    <meta:creation-date>2008-11-24T05:27:21.90</meta:creation-date>
    <meta:editing-duration>PT00H02M48S</meta:editing-duration>
    <meta:editing-cycles>2</meta:editing-cycles>
    <dc:date>2008-11-24T05:30:06.20</dc:date>
    <dc:creator>. ..</dc:creator>
    <meta:document-statistic meta:object-count="43"/>
    <meta:generator>BrOffice.org/3.0$Win32 OpenOffice.org_project/300m9$Build-9358</meta:generator>
  </office:meta>
</office:document-meta>
</file>